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0D0CEF092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8f63" officeooo:paragraph-rsid="001e8f63"/>
    </style:style>
    <style:style style:name="P2" style:family="paragraph" style:parent-style-name="Standard">
      <loext:graphic-properties draw:fill="solid" draw:fill-color="#ffff99" draw:fill-image-width="0cm" draw:fill-image-height="0cm"/>
      <style:paragraph-properties fo:text-align="center" style:justify-single-word="false" fo:background-color="#ffff99"/>
      <style:text-properties officeooo:rsid="001fd8ca" officeooo:paragraph-rsid="001e8f63"/>
    </style:style>
    <style:style style:name="P3" style:family="paragraph" style:parent-style-name="Standard">
      <style:text-properties officeooo:rsid="004fe978" officeooo:paragraph-rsid="004fe978"/>
    </style:style>
    <style:style style:name="P4" style:family="paragraph" style:parent-style-name="Heading_20_1">
      <style:text-properties style:font-name="Liberation Sans" fo:font-size="18pt" style:font-size-asian="18pt" style:font-size-complex="18pt"/>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6">
      <style:text-properties officeooo:rsid="004fe978" officeooo:paragraph-rsid="004fe978"/>
    </style:style>
    <style:style style:name="P17" style:family="paragraph" style:parent-style-name="Text_20_body">
      <style:paragraph-properties fo:margin-top="0cm" fo:margin-bottom="0cm" style:contextual-spacing="false"/>
    </style:style>
    <style:style style:name="P18" style:family="paragraph" style:parent-style-name="Text_20_body">
      <style:paragraph-properties fo:margin-top="0cm" fo:margin-bottom="0cm" style:contextual-spacing="false"/>
      <style:text-properties fo:language="fr" fo:country="FR"/>
    </style:style>
    <style:style style:name="P19" style:family="paragraph" style:parent-style-name="Text_20_body">
      <style:paragraph-properties fo:margin-top="0cm" fo:margin-bottom="0cm" style:contextual-spacing="false"/>
      <style:text-properties fo:color="#2a6099" loext:opacity="100%" fo:language="fr" fo:country="FR"/>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4d271e" style:font-size-asian="16pt" style:font-weight-asian="bold" style:font-size-complex="16pt" style:font-weight-complex="bold"/>
    </style:style>
    <style:style style:name="T3" style:family="text">
      <style:text-properties officeooo:rsid="004d271e"/>
    </style:style>
    <style:style style:name="T4" style:family="text">
      <style:text-properties fo:font-weight="bold"/>
    </style:style>
    <style:style style:name="T5" style:family="text">
      <style:text-properties fo:font-weight="bold" style:font-name-asian="Noto Serif CJK SC" style:font-weight-asian="bold" style:font-name-complex="Lohit Devanagari1" style:font-weight-complex="bold"/>
    </style:style>
    <style:style style:name="T6" style:family="text">
      <style:text-properties fo:color="#2a6099" loext:opacity="100%"/>
    </style:style>
    <style:style style:name="T7" style:family="text">
      <style:text-properties fo:color="#2a6099" loext:opacity="100%" fo:font-weight="bold"/>
    </style:style>
    <style:style style:name="T8" style:family="text">
      <style:text-properties fo:color="#2a6099" loext:opacity="100%" fo:language="en" fo:country="US" fo:font-style="italic" fo:font-weight="bold"/>
    </style:style>
    <style:style style:name="T9" style:family="text">
      <style:text-properties fo:color="#2a6099" loext:opacity="100%" fo:language="en" fo:country="US" fo:font-weight="bold"/>
    </style:style>
    <style:style style:name="T10" style:family="text">
      <style:text-properties fo:color="#2a6099" loext:opacity="100%" fo:font-style="italic"/>
    </style:style>
    <style:style style:name="T11" style:family="text">
      <style:text-properties fo:language="en" fo:country="US" fo:font-weight="bold"/>
    </style:style>
    <style:style style:name="T12" style:family="text">
      <style:text-properties fo:language="en" fo:country="US" fo:font-style="italic" fo:font-weight="bold"/>
    </style:style>
    <style:style style:name="T13"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nstallation et configuration du service </text:span><text:span text:style-name="T2">Courriel</text:span> </text:p>
      <text:p text:style-name="P1"/>
      <text:h text:style-name="P4" text:outline-level="1"><text:span text:style-name="T3">Présent</text:span>a<text:span text:style-name="T5">tion du </text:span><text:span text:style-name="T3">service et des protocoles</text:span></text:h>
      <text:h text:style-name="Heading_20_2" text:outline-level="2">Principe de fonctionnement</text:h>
      <text:list text:style-name="L1">
        <text:list-item>
          <text:p text:style-name="P6">Décrivez le principe de fonctionnement général d’un système de messagerie électronique. Quels sont les composants principaux impliqués dans l’envoi et la réception des emails ?</text:p>
        </text:list-item>
        <text:list-item>
          <text:p text:style-name="P6">Qu’est-ce qu’un <text:span text:style-name="Strong_20_Emphasis">MUA</text:span> (Mail User Agent) ? Quel est son rôle dans un système de messagerie ?</text:p>
          <text:p text:style-name="P6"/>
        </text:list-item>
      </text:list>
      <text:p text:style-name="P17"><text:span text:style-name="T6">Un mail user agent (MUA), également connu sous le nom de </text:span><text:a xlink:type="simple" xlink:href="https://www.mailgun.com/blog/email/top-email-clients-apps-of-2021/" office:target-frame-name="_tabs" xlink:show="replace" text:style-name="Internet_20_link" text:visited-style-name="Visited_20_Internet_20_Link">client de messagerie</text:a><text:span text:style-name="T6">, est une application qui permet aux utilisateurs de créer, d’envoyer et de recevoir des emails en se connectant à un serveur de messagerie. Microsoft Outlook, Gmail et Apple Mail sont des exemples de MUA.</text:span></text:p>
      <text:p text:style-name="P17"/>
      <text:list text:continue-numbering="true" text:style-name="L1">
        <text:list-item>
          <text:p text:style-name="P6">Qu’est-ce qu’un <text:span text:style-name="Strong_20_Emphasis">MTA</text:span> (Mail Transfer Agent) ? Quel est son rôle dans le processus de transfert des emails ?</text:p>
          <text:p text:style-name="P6"/>
        </text:list-item>
      </text:list>
      <text:p text:style-name="P17"><text:span text:style-name="T6">Un Mail Transfer Agent est un logiciel de serveur de messagerie qui reçoit et transfère les emails. Un Mail Transfer Agent reçoit des messages d’un autre Mail Transfer Agent ou d’un </text:span><text:a xlink:type="simple" xlink:href="https://www.mailgun.com/fr/ressources/centre-apprentissage/glossaire/mail-user-agent/" office:target-frame-name="_tabs" xlink:show="replace" text:style-name="Internet_20_link" text:visited-style-name="Visited_20_Internet_20_Link">Mail User Agent</text:a><text:span text:style-name="T6">, qui est une application informatique utilisée par les </text:span><text:a xlink:type="simple" xlink:href="https://www.mailgun.com/fr/ressources/centre-apprentissage/glossaire/utilisateur-final/" office:target-frame-name="_tabs" xlink:show="replace" text:style-name="Internet_20_link" text:visited-style-name="Visited_20_Internet_20_Link">utilisateurs finaux</text:a><text:span text:style-name="T6"> pour accéder ou envoyer des emails. Lorsqu’un Mail User Agent transmet un email à un Mail Transfer Agent, ce dernier prend le relais et l’envoie au Mail Transfer Agent destinataire en utilisant le protocole SMTP (Simple Mail Transfer Protocol). Si l’expéditeur semble envoyer du spam, les services de messagerie peuvent limiter la livraison des emails, ce qui risque d’affecter la délivrabilité de la marque.</text:span></text:p>
      <text:p text:style-name="Text_20_body"><text:span text:style-name="T6">Pour maintenir un niveau élevé de </text:span><text:a xlink:type="simple" xlink:href="https://www.mailgun.com/blog/deliverability/can-you-guarantee-better-email-deliverability/" office:target-frame-name="_tabs" xlink:show="replace" text:style-name="Internet_20_link" text:visited-style-name="Visited_20_Internet_20_Link">délivrabilité</text:a><text:span text:style-name="T6"> et aider le Mail Transfer Agent à acheminer les emails du Mail User Agent à travers les serveurs de messagerie et jusqu’au Mail User Agent du destinataire, nous vous recommandons de mettre en place des protocoles d’authentification.</text:span></text:p>
      <text:p text:style-name="P17"/>
      <text:p text:style-name="P17"/>
      <text:list text:continue-numbering="true" text:style-name="L1">
        <text:list-item>
          <text:p text:style-name="P6">Qu’est-ce qu’un <text:span text:style-name="Strong_20_Emphasis">MDA</text:span> (Mail Delivery Agent) ? Comment intervient-il dans la distribution des emails aux utilisateurs finaux ?</text:p>
        </text:list-item>
      </text:list>
      <text:p text:style-name="P17"/>
      <text:p text:style-name="P17"><text:span text:style-name="T6">Un </text:span><text:span text:style-name="T7">agent de distribution du courriel</text:span><text:span text:style-name="T6">, en anglais </text:span><text:span text:style-name="T8">Mail Delivery Agent</text:span><text:span text:style-name="T6"> souvent abrégé par son </text:span><text:a xlink:type="simple" xlink:href="https://fr.wikipedia.org/wiki/Sigle" text:style-name="Internet_20_link" text:visited-style-name="Visited_20_Internet_20_Link">sigle</text:a><text:span text:style-name="T6"> </text:span><text:span text:style-name="T9">MDA</text:span><text:span text:style-name="T6">, est le </text:span><text:a xlink:type="simple" xlink:href="https://fr.wikipedia.org/wiki/Logiciel" text:style-name="Internet_20_link" text:visited-style-name="Visited_20_Internet_20_Link">logiciel</text:a><text:span text:style-name="T6"> qui intervient dans la dernière étape du processus de distribution d'un </text:span><text:a xlink:type="simple" xlink:href="https://fr.wikipedia.org/wiki/Courrier_électronique" text:style-name="Internet_20_link" text:visited-style-name="Visited_20_Internet_20_Link">courrier électronique</text:a><text:span text:style-name="T6">. C'est le composant chargé de déposer le message dans la boîte aux lettres de l'utilisateur. </text:span></text:p>
      <text:p text:style-name="Text_20_body"><text:span text:style-name="T6">C'est donc ce logiciel qui est chargé de gérer des problèmes comme un disque plein ou bien une corruption de la boîte aux lettres et signaler au </text:span><text:a xlink:type="simple" xlink:href="https://fr.wikipedia.org/wiki/Mail_Transfer_Agent" text:style-name="Internet_20_link" text:visited-style-name="Visited_20_Internet_20_Link">MTA</text:a><text:span text:style-name="T6"> toute erreur dans la distribution. </text:span></text:p>
      <text:p text:style-name="Text_20_body"><text:soft-page-break/><text:span text:style-name="T6">Le </text:span><text:a xlink:type="simple" xlink:href="https://fr.wikipedia.org/wiki/Mail_Transfer_Agent" text:style-name="Internet_20_link" text:visited-style-name="Visited_20_Internet_20_Link"><text:span text:style-name="T7">MTA</text:span></text:a><text:span text:style-name="T6"> parle au MDA par l'intermédiaire des canaux d'entrée-sortie standard ou bien par un protocole spécialisé comme </text:span><text:a xlink:type="simple" xlink:href="https://fr.wikipedia.org/wiki/Local_Mail_Transfer_Protocol" text:style-name="Internet_20_link" text:visited-style-name="Visited_20_Internet_20_Link">LMTP</text:a><text:span text:style-name="T6"> (</text:span><text:span text:style-name="T10">Local Mail Transfer Protocol</text:span><text:span text:style-name="T6">). </text:span></text:p>
      <text:p text:style-name="P17"/>
      <text:p text:style-name="P17"><draw:frame draw:style-name="fr1" draw:name="Image1" text:anchor-type="char" svg:width="17cm" svg:height="1.842cm" draw:z-index="0"><draw:image xlink:href="Pictures/1000000100000780000000D0CEF0922C.png" xlink:type="simple" xlink:show="embed" xlink:actuate="onLoad" draw:mime-type="image/png"/></draw:frame></text:p>
      <text:p text:style-name="P17"/>
      <text:list text:continue-numbering="true" text:style-name="L1">
        <text:list-item>
          <text:p text:style-name="P6">Expliquez la différence entre les rôles du protocole <text:span text:style-name="Strong_20_Emphasis">SMTP</text:span> et ceux des protocoles <text:span text:style-name="Strong_20_Emphasis">POP3</text:span> et <text:span text:style-name="Strong_20_Emphasis">IMAP</text:span> dans la gestion des emails.</text:p>
        </text:list-item>
      </text:list>
      <text:p text:style-name="P17"/>
      <text:p text:style-name="P19"><text:span text:style-name="T4">SMTP</text:span> est utilisé uniquement pour l'envoi d'<text:span text:style-name="T4">emails</text:span>, tandis que <text:span text:style-name="T4">IMAP</text:span> (Internet Message Access <text:span text:style-name="T4">Protocol</text:span>) et <text:span text:style-name="T4">POP3</text:span> (Post Office <text:span text:style-name="T4">Protocol</text:span> 3) sont utilisés pour recevoir et gérer les <text:span text:style-name="T4">emails</text:span>. <text:span text:style-name="T4">IMAP</text:span> permet d'accéder et de gérer les <text:span text:style-name="T4">emails</text:span> sur plusieurs appareils, tandis que <text:span text:style-name="T4">POP3</text:span> télécharge les <text:span text:style-name="T4">emails</text:span> sur un seul appareil.</text:p>
      <text:p text:style-name="P18"/>
      <text:list text:continue-numbering="true" text:style-name="L1">
        <text:list-item>
          <text:p text:style-name="P6">Quel est l’objectif du protocole <text:span text:style-name="Strong_20_Emphasis">SMTP</text:span> dans le transfert des emails entre serveurs ou entre un client et un serveur ?</text:p>
        </text:list-item>
        <text:list-item>
          <text:p text:style-name="P5">Expliquez la différence entre <text:span text:style-name="Strong_20_Emphasis">POP3</text:span> et <text:span text:style-name="Strong_20_Emphasis">IMAP</text:span>. Quels sont leurs avantages respectifs et dans quel cas l’un est préférable à l’autre ?</text:p>
        </text:list-item>
      </text:list>
      <text:h text:style-name="Heading_20_2" text:outline-level="2">Schéma</text:h>
      <text:list text:style-name="L2">
        <text:list-item>
          <text:p text:style-name="P8">Dessinez un schéma illustrant le fonctionnement d’un système de messagerie complet, incluant :</text:p>
          <text:list>
            <text:list-item>
              <text:p text:style-name="P8">Un <text:span text:style-name="Strong_20_Emphasis">MUA</text:span> (client mail),</text:p>
            </text:list-item>
            <text:list-item>
              <text:p text:style-name="P8">Un <text:span text:style-name="Strong_20_Emphasis">MTA</text:span> (Postfix),</text:p>
            </text:list-item>
            <text:list-item>
              <text:p text:style-name="P8">Un <text:span text:style-name="Strong_20_Emphasis">MDA</text:span> (Dovecot),</text:p>
            </text:list-item>
            <text:list-item>
              <text:p text:style-name="P8">Les protocoles <text:span text:style-name="Strong_20_Emphasis">SMTP</text:span>, <text:span text:style-name="Strong_20_Emphasis">POP3</text:span> ou <text:span text:style-name="Strong_20_Emphasis">IMAP</text:span> utilisés pour la communication.</text:p>
            </text:list-item>
          </text:list>
        </text:list-item>
        <text:list-item>
          <text:p text:style-name="P7">Dans ce schéma, montrez les interactions entre le client et le serveur lors de l'envoi et de la réception d’un mail.</text:p>
        </text:list-item>
      </text:list>
      <text:h text:style-name="Heading_20_2" text:outline-level="2">Protocole</text:h>
      <text:list text:style-name="L3">
        <text:list-item>
          <text:p text:style-name="P10">Quels sont les ports standard utilisés par le protocole <text:span text:style-name="Strong_20_Emphasis">SMTP</text:span> ? Quelle est la différence entre l’utilisation de ces ports pour des communications chiffrées ou non chiffrées ?</text:p>
        </text:list-item>
        <text:list-item>
          <text:p text:style-name="P9">Pour <text:span text:style-name="Strong_20_Emphasis">IMAP</text:span> et <text:span text:style-name="Strong_20_Emphasis">POP3</text:span>, quels sont les ports utilisés pour accéder aux emails depuis un client ? Comment distinguer les connexions sécurisées des connexions non sécurisées ?</text:p>
        </text:list-item>
      </text:list>
      <text:p text:style-name="Text_20_body"/>
      <text:h text:style-name="Heading_20_1" text:outline-level="1"><text:soft-page-break/>Fichiers de configuration et installation</text:h>
      <text:h text:style-name="Heading_20_2" text:outline-level="2">Côté serveur</text:h>
      <text:list text:style-name="L4">
        <text:list-item>
          <text:p text:style-name="P12">Quels paquets doivent être installés pour configurer Postfix comme <text:span text:style-name="Strong_20_Emphasis">MTA</text:span> et Dovecot comme <text:span text:style-name="Strong_20_Emphasis">MDA</text:span> sous Debian 12 ?</text:p>
        </text:list-item>
        <text:list-item>
          <text:p text:style-name="P12">Quelles sections des fichiers de configuration de Postfix (<text:span text:style-name="Source_20_Text">/etc/postfix/main.cf</text:span> et <text:span text:style-name="Source_20_Text">/etc/postfix/master.cf</text:span>) doivent être modifiées pour configurer un serveur SMTP ?</text:p>
        </text:list-item>
        <text:list-item>
          <text:p text:style-name="P12">Comment configurer Dovecot pour gérer les connexions <text:span text:style-name="Strong_20_Emphasis">IMAP</text:span> et <text:span text:style-name="Strong_20_Emphasis">POP3</text:span> dans le fichier <text:span text:style-name="Source_20_Text">/etc/dovecot/dovecot.conf</text:span> ?</text:p>
        </text:list-item>
        <text:list-item>
          <text:p text:style-name="P11">Comment assurer une configuration sécurisée des services de mail (SMTP, IMAP, POP3) à travers les fichiers de configuration ?</text:p>
        </text:list-item>
      </text:list>
      <text:h text:style-name="Heading_20_1" text:outline-level="1">Tests de fonctionnement et logs</text:h>
      <text:h text:style-name="Heading_20_2" text:outline-level="2">Côté serveur</text:h>
      <text:list text:style-name="L5">
        <text:list-item>
          <text:p text:style-name="P13">Quelles commandes permettent de vérifier que le service <text:span text:style-name="Strong_20_Emphasis">SMTP</text:span> de Postfix fonctionne correctement après l’installation ?</text:p>
        </text:list-item>
        <text:list-item>
          <text:p text:style-name="P13">Où sont stockés les fichiers de logs pour Postfix et Dovecot sous Debian 12, et comment ces logs peuvent-ils être utilisés pour diagnostiquer des erreurs de configuration ou des échecs de connexion ?</text:p>
        </text:list-item>
      </text:list>
      <text:h text:style-name="Heading_20_2" text:outline-level="2">Côté client</text:h>
      <text:p text:style-name="P3"/>
      <text:list text:style-name="L6">
        <text:list-item>
          <text:p text:style-name="P16">Comment tester la connectivité avec le serveur <text:span text:style-name="Strong_20_Emphasis">SMTP</text:span> de Postfix depuis un client en utilisant la commande <text:span text:style-name="Source_20_Text">telnet</text:span> pour simuler l'envoi d’un email ?</text:p>
        </text:list-item>
        <text:list-item>
          <text:p text:style-name="P15">Comment tester l’accès à un serveur <text:span text:style-name="Strong_20_Emphasis">IMAP</text:span> ou <text:span text:style-name="Strong_20_Emphasis">POP3</text:span> depuis un client en utilisant la commande <text:span text:style-name="Source_20_Text">openssl s_client</text:span> pour simuler la récupération de mails de manière sécurisée ?</text:p>
        </text:list-item>
        <text:list-item>
          <text:p text:style-name="P14">En cas de problème de connexion, quelles informations les outils comme <text:span text:style-name="Source_20_Text">ping</text:span>, <text:span text:style-name="Source_20_Text">traceroute</text:span>, ou <text:span text:style-name="Source_20_Text">telnet</text:span> peuvent-ils fournir pour identifier l’origine du dysfonctionnement entre le client et le serveur ?</text:p>
        </text:list-item>
        <text:list-item>
          <text:p text:style-name="P16">Comment tester que les services de messagerie (SMTP,IMAP,POP3) sont actif à l'aide de la commande nmap ?</text:p>
        </text:list-item>
        <text:list-item>
          <text:p text:style-name="P16">Comment doit-on configurer le client de messagerie thunderbird pour relever le courrier de l'utilisateur to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10T11:07:42.724986140</meta:creation-date>
    <dc:date>2024-10-09T08:55:45.832693557</dc:date>
    <meta:editing-duration>PT3H21M32S</meta:editing-duration>
    <meta:editing-cycles>44</meta:editing-cycles>
    <meta:generator>LibreOffice/24.2.5.2$Linux_X86_64 LibreOffice_project/420$Build-2</meta:generator>
    <meta:document-statistic meta:table-count="0" meta:image-count="1" meta:object-count="0" meta:page-count="3" meta:paragraph-count="43" meta:word-count="908" meta:character-count="5584" meta:non-whitespace-character-count="4750"/>
  </office:meta>
</office:document-meta>
</file>